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number-columns-repeated="4"/>
          <table:table-cell office:value-type="string">
            <text:p>albumAvailable</text:p>
          </table:table-cell>
          <table:table-cell office:value-type="string">
            <text:p>albumForbidden</text:p>
          </table:table-cell>
          <table:table-cell office:value-type="string">
            <text:p>TagAvailable</text:p>
          </table:table-cell>
          <table:table-cell office:value-type="string">
            <text:p>TagForbidden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5" office:value-type="float" office:value="0">
            <text:p>0</text:p>
          </table:table-cell>
          <table:table-cell table:formula="of:=AND([.H5]=0;[.F5]=0;OR([.G5]=1;[.E5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6]=0;[.F6]=0;OR([.G6]=1;[.E6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AND([.H7]=0;[.F7]=0;OR([.G7]=1;[.E7]=1))" office:value-type="boolean" office:boolean-value="true">
            <text:p>VRAI</text:p>
          </table:table-cell>
        </table:table-row>
        <table:table-row table:style-name="ro3"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8]=0;[.F8]=0;OR([.G8]=1;[.E8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ND([.H9]=0;[.F9]=0;OR([.G9]=1;[.E9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10]=0;[.F10]=0;OR([.G10]=1;[.E10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H11]=0;[.F11]=0;OR([.G11]=1;[.E11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12]=0;[.F12]=0;OR([.G12]=1;[.E12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AND([.H13]=0;[.F13]=0;OR([.G13]=1;[.E13]=1))" office:value-type="boolean" office:boolean-value="true">
            <text:p>VRAI</text:p>
          </table:table-cell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14]=0;[.F14]=0;OR([.G14]=1;[.E14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AND([.H15]=0;[.F15]=0;OR([.G15]=1;[.E15]=1))" office:value-type="boolean" office:boolean-value="true">
            <text:p>VRAI</text:p>
          </table:table-cell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16]=0;[.F16]=0;OR([.G16]=1;[.E16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ND([.H17]=0;[.F17]=0;OR([.G17]=1;[.E17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18]=0;[.F18]=0;OR([.G18]=1;[.E18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H19]=0;[.F19]=0;OR([.G19]=1;[.E19]=1))" office:value-type="boolean" office:boolean-value="false">
            <text:p>FAUX</text:p>
          </table:table-cell>
        </table:table-row>
        <table:table-row table:style-name="ro3">
          <table:table-cell table:number-columns-repeated="4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H20]=0;[.F20]=0;OR([.G20]=1;[.E20]=1))" office:value-type="boolean" office:boolean-value="false">
            <text:p>FAUX</text:p>
          </table:table-cell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2T23:00:22</meta:creation-date>
    <dc:date>2013-07-12T23:09:43</dc:date>
    <meta:editing-duration>PT7M48S</meta:editing-duration>
    <meta:editing-cycles>2</meta:editing-cycles>
    <meta:generator>LibreOffice/4.0.2.2$Linux_x86 LibreOffice_project/400m0$Build-2</meta:generator>
    <meta:document-statistic meta:table-count="1" meta:cell-count="100" meta:object-count="0"/>
  </office:meta>
</office:document-meta>
</file>